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fo:language="en" fo:country="GB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Nimbus Roman No9 L" fo:font-size="12pt" fo:language="en" fo:country="US" fo:font-weight="normal"/>
    </style:style>
    <style:style style:name="P3" style:family="paragraph" style:parent-style-name="Normal">
      <style:text-properties fo:color="#000000" fo:language="en" fo:country="GB"/>
    </style:style>
    <style:style style:name="P4" style:family="paragraph" style:parent-style-name="Normal">
      <style:paragraph-properties fo:text-align="justify" style:justify-single-word="false"/>
      <style:text-properties fo:color="#000000" fo:language="en" fo:country="GB"/>
    </style:style>
    <style:style style:name="P5" style:family="paragraph" style:parent-style-name="Normal">
      <style:text-properties fo:language="en" fo:country="GB"/>
    </style:style>
    <style:style style:name="P6" style:family="paragraph" style:parent-style-name="Heading_20_1">
      <style:paragraph-properties fo:text-align="justify" style:justify-single-word="false"/>
      <style:text-properties fo:color="#000000" fo:language="en" fo:country="GB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color="#000000" fo:language="en" fo:country="GB"/>
    </style:style>
    <style:style style:name="P8" style:family="paragraph" style:parent-style-name="Heading_20_3">
      <style:paragraph-properties fo:text-align="justify" style:justify-single-word="false"/>
      <style:text-properties fo:color="#000000" fo:language="en" fo:country="GB"/>
    </style:style>
    <style:style style:name="P9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/>
    </style:style>
    <style:style style:name="P10" style:family="paragraph" style:parent-style-name="Text_20_body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11" style:family="paragraph" style:parent-style-name="Text_20_body">
      <style:paragraph-properties fo:text-align="start" style:justify-single-word="false" style:writing-mode="lr-tb"/>
      <style:text-properties fo:color="#000000" fo:language="en" fo:country="GB" fo:font-weight="normal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0" fo:language="en" fo:country="GB"/>
    </style:style>
    <style:style style:name="P13" style:family="paragraph" style:parent-style-name="Heading_20_3">
      <style:paragraph-properties fo:text-align="justify" style:justify-single-word="false"/>
      <style:text-properties fo:color="#000000" style:font-name="Nimbus Sans L" fo:font-size="14pt" fo:language="en" fo:country="US" fo:font-weight="bold"/>
    </style:style>
    <style:style style:name="P14" style:family="paragraph" style:parent-style-name="Heading_20_3">
      <style:paragraph-properties fo:text-align="justify" style:justify-single-word="false"/>
      <style:text-properties fo:color="#000000" fo:language="en" fo:country="GB"/>
    </style:style>
    <style:style style:name="T1" style:family="text">
      <style:text-properties style:font-name="Nimbus Roman No9 L" fo:font-size="12pt" fo:language="en" fo:country="US" fo:font-weight="normal"/>
    </style:style>
    <style:style style:name="T2" style:family="text">
      <style:text-properties fo:color="#000000" style:font-name="Liberation Serif1" fo:font-size="12pt" fo:language="en" fo:country="US" fo:font-weight="normal"/>
    </style:style>
    <style:style style:name="T3" style:family="text">
      <style:text-properties style:font-name="DejaVu Sans Mono" fo:font-size="10pt"/>
    </style:style>
    <style:style style:name="T4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03: html parsing functions</text:p>
        <text:p text:style-name="P7"/>
        <text:p text:style-name="P4"/>
        <text:p text:style-name="P4">Version: 1.0</text:p>
        <text:p text:style-name="P4">Author: Calixte DENIZET</text:p>
        <text:p text:style-name="P4">Review:</text:p>
        <text:p text:style-name="P4">Commented:</text:p>
        <text:p text:style-name="P4">State: DRAFT</text:p>
        <text:p text:style-name="P4">Scilab-Version: Scilab 5.5.0</text:p>
        <text:p text:style-name="P4">Vote: No</text:p>
        <text:p text:style-name="P4">Created: August 19th, 2013</text:p>
        <text:p text:style-name="P7"/>
        <text:p text:style-name="P4"/>
        <text:p text:style-name="P13">Abstract</text:p>
        <text:p text:style-name="P2"><text:span text:style-name="T1">This SEP describes </text:span>functions to read html documents.</text:p>
        <text:p text:style-name="P4"/>
        <text:p text:style-name="P8">Rationale</text:p>
        <text:p text:style-name="P10">Since data can be found in HTML files and since Scilab has yet XML features, functions which give the ability to parse HTML files should be available. </text:p>
        <text:p text:style-name="P12"><text:span text:style-name="T4"/></text:p>
        <text:p text:style-name="P12"><text:span text:style-name="T4">The following functions will be introduced:</text:span></text:p>
        <text:p text:style-name="P12"><text:span text:style-name="T4">doc = htmlRead(path) </text:span></text:p>
        <text:p text:style-name="P9">function to parse a html file with given path. A classical dom tree is returned.</text:p>
        <text:p text:style-name="P9"/>
        <text:p text:style-name="P9">doc = htmlReadStr(htmlCode) </text:p>
        <text:p text:style-name="P9">function to parse a string containing html. A classical dom tree is returned.</text:p>
        <text:p text:style-name="P9"/>
        <text:p text:style-name="P9">htmlWrite(doc [, filename] [, indent])</text:p>
        <text:p text:style-name="P9">function to write a html file from a dom tree.</text:p>
        <text:p text:style-name="P9"/>
        <text:p text:style-name="P9">htmlDump(doc [, indent])</text:p>
        <text:p text:style-name="P9">function to dump a dom tree.</text:p>
        <text:p text:style-name="P9"/>
        <text:p text:style-name="P8">Example Usage</text:p>
        <text:p text:style-name="P9"/>
        <text:p text:style-name="P9">﻿doc = htmlRead("http://www.scilab.org");</text:p>
        <text:p text:style-name="P9">e = doc.root.children(1).children(1)</text:p>
        <text:p text:style-name="P9"><text:soft-page-break/>e.name</text:p>
        <text:p text:style-name="P9">e.content</text:p>
        <text:p text:style-name="P9">// Now we can retrieve all the nodes with an 'href' attribute</text:p>
        <text:p text:style-name="P9">q = xmlXPath(doc, "//*[@href]");</text:p>
        <text:p text:style-name="P9">q(1).attributes</text:p>
        <text:p text:style-name="P9">// We delete the doc</text:p>
        <text:p text:style-name="P9">xmlDelete(doc);</text:p>
        <text:p text:style-name="P9"/>
        <text:p text:style-name="P8">Changelog</text:p>
        <text:p text:style-name="P1"><text:tab/><text:span text:style-name="T3">1.0 – Initial Version </text:span></text:p>
        <text:p text:style-name="P8">Copyright</text:p>
        <text:p text:style-name="P3"><text:tab/>This document has been placed under the license CeCILL-B.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/>
    <style:font-face style:name="Liberation Sans" svg:font-family="'Liberation Sans'"/>
    <style:font-face style:name="Liberation Serif1" svg:font-family="'Liberation Serif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List_20_Contents" style:display-name="List Contents" style:family="paragraph" style:parent-style-name="Normal" style:class="html">
      <style:paragraph-properties fo:margin="100%" fo:margin-left="0.998cm" fo:margin-right="0cm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Preformatted_20_Text" style:display-name="Preformatted Text" style:family="paragraph" style:parent-style-name="Normal" style:class="html">
      <style:text-properties style:font-name="DejaVu Sans Mono" fo:font-size="10pt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lr-tb"/>
      <style:text-properties style:font-name="Nimbus Sans L" fo:font-size="14pt" fo:font-weight="bold"/>
    </style:style>
    <style:style style:name="Normal" style:family="paragraph"/>
    <style:style style:name="Heading_20_1" style:display-name="Heading 1" style:family="paragraph" style:next-style-name="Text_20_body" style:class="text">
      <style:paragraph-properties fo:margin-top="0.423cm" fo:margin-bottom="0.212cm" style:writing-mode="lr-tb"/>
      <style:text-properties style:font-name="Nimbus Sans L" fo:font-size="16.1000003814697pt" fo:font-weight="bold"/>
    </style:style>
    <style:style style:name="Bullet_20_Symbols_5f_text_5f_text_5f_text_5f_text_5f_text" style:display-name="Bullet Symbols_text_text_text_text_text" style:family="text">
      <style:text-properties style:font-name="StarSymbol" fo:font-size="9pt"/>
    </style:style>
    <style:style style:name="Teletype_5f_text_5f_text_5f_text_5f_text_5f_text" style:display-name="Teletype_text_text_text_text_text" style:family="text">
      <style:text-properties style:font-name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harlotte Hecquet</meta:initial-creator>
    <dc:creator>Calixte </dc:creator>
    <meta:creation-date>2013-04-09T14:29:30</meta:creation-date>
    <dc:date>2013-08-19T17:21:20</dc:date>
    <meta:editing-duration>PT9M56S</meta:editing-duration>
    <meta:editing-cycles>3</meta:editing-cycles>
    <meta:document-statistic meta:table-count="0" meta:image-count="0" meta:object-count="0" meta:page-count="2" meta:paragraph-count="36" meta:word-count="173" meta:character-count="1110" meta:non-whitespace-character-count="968"/>
  </office:meta>
</office:document-meta>
</file>